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dc2300" draw:fill="solid" draw:fill-color="#800000" draw:fill-hatch-name="Red_20_Crossed_20_45_20_Degrees" draw:fill-hatch-solid="false" draw:opacity="65%" draw:fill-image-width="0cm" draw:fill-image-height="0cm" draw:textarea-horizontal-align="justify" draw:textarea-vertical-align="middle" draw:auto-grow-height="false" draw:shadow-opacity="65%"/>
    </style:style>
    <style:style style:name="gr3" style:family="graphic" style:parent-style-name="standard">
      <style:graphic-properties draw:stroke="solid" svg:stroke-width="0.102cm" svg:stroke-color="#000000" draw:marker-start-width="0.352cm" draw:marker-end-width="0.352cm" draw:fill="none" draw:fill-color="#dc23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051cm" svg:stroke-color="#000000" draw:marker-start-width="0.276cm" draw:marker-end-width="0.276cm" draw:fill="none" draw:fill-color="#dc23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1.623cm" svg:y1="0.784cm" svg:x2="1.78cm" svg:y2="0.706cm">
            <text:p/>
          </draw:line>
          <draw:line draw:style-name="gr1" draw:text-style-name="P1" draw:layer="layout" svg:x1="1.779cm" svg:y1="0.628cm" svg:x2="1.779cm" svg:y2="0.706cm">
            <text:p/>
          </draw:line>
          <draw:line draw:style-name="gr1" draw:text-style-name="P1" draw:layer="layout" svg:x1="1.623cm" svg:y1="0.549cm" svg:x2="1.78cm" svg:y2="0.627cm">
            <text:p/>
          </draw:line>
          <draw:line draw:style-name="gr1" draw:text-style-name="P1" draw:layer="layout" svg:x1="1.466cm" svg:y1="1.019cm" svg:x2="1.623cm" svg:y2="0.941cm">
            <text:p/>
          </draw:line>
          <draw:line draw:style-name="gr1" draw:text-style-name="P1" draw:layer="layout" svg:x1="1.623cm" svg:y1="0.862cm" svg:x2="1.623cm" svg:y2="0.94cm">
            <text:p/>
          </draw:line>
          <draw:line draw:style-name="gr1" draw:text-style-name="P1" draw:layer="layout" svg:x1="1.466cm" svg:y1="0.784cm" svg:x2="1.623cm" svg:y2="0.862cm">
            <text:p/>
          </draw:line>
          <draw:line draw:style-name="gr1" draw:text-style-name="P1" draw:layer="layout" svg:x1="1.231cm" svg:y1="1.253cm" svg:x2="1.388cm" svg:y2="1.175cm">
            <text:p/>
          </draw:line>
          <draw:line draw:style-name="gr1" draw:text-style-name="P1" draw:layer="layout" svg:x1="1.388cm" svg:y1="1.097cm" svg:x2="1.388cm" svg:y2="1.175cm">
            <text:p/>
          </draw:line>
          <draw:line draw:style-name="gr1" draw:text-style-name="P1" draw:layer="layout" svg:x1="1.231cm" svg:y1="1.019cm" svg:x2="1.388cm" svg:y2="1.097cm">
            <text:p/>
          </draw:line>
          <draw:line draw:style-name="gr1" draw:text-style-name="P1" draw:layer="layout" svg:x1="0.918cm" svg:y1="1.488cm" svg:x2="1.075cm" svg:y2="1.41cm">
            <text:p/>
          </draw:line>
          <draw:line draw:style-name="gr1" draw:text-style-name="P1" draw:layer="layout" svg:x1="1.075cm" svg:y1="1.332cm" svg:x2="1.075cm" svg:y2="1.41cm">
            <text:p/>
          </draw:line>
          <draw:line draw:style-name="gr1" draw:text-style-name="P1" draw:layer="layout" svg:x1="0.918cm" svg:y1="1.254cm" svg:x2="1.075cm" svg:y2="1.332cm">
            <text:p/>
          </draw:line>
          <draw:line draw:style-name="gr1" draw:text-style-name="P1" draw:layer="layout" svg:x1="0.683cm" svg:y1="1.723cm" svg:x2="0.84cm" svg:y2="1.645cm">
            <text:p/>
          </draw:line>
          <draw:line draw:style-name="gr1" draw:text-style-name="P1" draw:layer="layout" svg:x1="0.84cm" svg:y1="1.567cm" svg:x2="0.84cm" svg:y2="1.645cm">
            <text:p/>
          </draw:line>
          <draw:line draw:style-name="gr1" draw:text-style-name="P1" draw:layer="layout" svg:x1="0.683cm" svg:y1="1.488cm" svg:x2="0.84cm" svg:y2="1.566cm">
            <text:p/>
          </draw:line>
          <draw:line draw:style-name="gr1" draw:text-style-name="P1" draw:layer="layout" svg:x1="2.334cm" svg:y1="0.781cm" svg:x2="2.177cm" svg:y2="0.703cm">
            <text:p/>
          </draw:line>
          <draw:line draw:style-name="gr1" draw:text-style-name="P1" draw:layer="layout" svg:x1="2.177cm" svg:y1="0.624cm" svg:x2="2.177cm" svg:y2="0.702cm">
            <text:p/>
          </draw:line>
          <draw:line draw:style-name="gr1" draw:text-style-name="P1" draw:layer="layout" svg:x1="2.334cm" svg:y1="0.546cm" svg:x2="2.177cm" svg:y2="0.624cm">
            <text:p/>
          </draw:line>
          <draw:line draw:style-name="gr1" draw:text-style-name="P1" draw:layer="layout" svg:x1="2.491cm" svg:y1="0.781cm" svg:x2="2.334cm" svg:y2="0.859cm">
            <text:p/>
          </draw:line>
          <draw:line draw:style-name="gr1" draw:text-style-name="P1" draw:layer="layout" svg:x1="2.334cm" svg:y1="0.859cm" svg:x2="2.334cm" svg:y2="0.937cm">
            <text:p/>
          </draw:line>
          <draw:line draw:style-name="gr1" draw:text-style-name="P1" draw:layer="layout" svg:x1="2.334cm" svg:y1="0.937cm" svg:x2="2.491cm" svg:y2="1.015cm">
            <text:p/>
          </draw:line>
          <draw:line draw:style-name="gr1" draw:text-style-name="P1" draw:layer="layout" svg:x1="2.725cm" svg:y1="1.25cm" svg:x2="2.568cm" svg:y2="1.172cm">
            <text:p/>
          </draw:line>
          <draw:line draw:style-name="gr1" draw:text-style-name="P1" draw:layer="layout" svg:x1="2.568cm" svg:y1="1.094cm" svg:x2="2.568cm" svg:y2="1.172cm">
            <text:p/>
          </draw:line>
          <draw:line draw:style-name="gr1" draw:text-style-name="P1" draw:layer="layout" svg:x1="2.725cm" svg:y1="1.015cm" svg:x2="2.568cm" svg:y2="1.093cm">
            <text:p/>
          </draw:line>
          <draw:line draw:style-name="gr1" draw:text-style-name="P1" draw:layer="layout" svg:x1="3.038cm" svg:y1="1.485cm" svg:x2="2.881cm" svg:y2="1.407cm">
            <text:p/>
          </draw:line>
          <draw:line draw:style-name="gr1" draw:text-style-name="P1" draw:layer="layout" svg:x1="2.881cm" svg:y1="1.329cm" svg:x2="2.881cm" svg:y2="1.407cm">
            <text:p/>
          </draw:line>
          <draw:line draw:style-name="gr1" draw:text-style-name="P1" draw:layer="layout" svg:x1="3.038cm" svg:y1="1.25cm" svg:x2="2.881cm" svg:y2="1.328cm">
            <text:p/>
          </draw:line>
          <draw:line draw:style-name="gr1" draw:text-style-name="P1" draw:layer="layout" svg:x1="3.266cm" svg:y1="1.723cm" svg:x2="3.109cm" svg:y2="1.645cm">
            <text:p/>
          </draw:line>
          <draw:line draw:style-name="gr1" draw:text-style-name="P1" draw:layer="layout" svg:x1="3.109cm" svg:y1="1.567cm" svg:x2="3.109cm" svg:y2="1.645cm">
            <text:p/>
          </draw:line>
          <draw:line draw:style-name="gr1" draw:text-style-name="P1" draw:layer="layout" svg:x1="3.266cm" svg:y1="1.488cm" svg:x2="3.109cm" svg:y2="1.566cm">
            <text:p/>
          </draw:line>
          <draw:line draw:style-name="gr1" draw:text-style-name="P1" draw:layer="layout" svg:x1="0.683cm" svg:y1="1.723cm" svg:x2="3.266cm" svg:y2="1.723cm">
            <text:p/>
          </draw:line>
          <draw:line draw:style-name="gr1" draw:text-style-name="P1" draw:layer="layout" svg:x1="0.683cm" svg:y1="1.488cm" svg:x2="3.266cm" svg:y2="1.488cm">
            <text:p/>
          </draw:line>
          <draw:line draw:style-name="gr1" draw:text-style-name="P1" draw:layer="layout" svg:x1="0.84cm" svg:y1="1.567cm" svg:x2="3.109cm" svg:y2="1.567cm">
            <text:p/>
          </draw:line>
          <draw:line draw:style-name="gr1" draw:text-style-name="P1" draw:layer="layout" svg:x1="0.84cm" svg:y1="1.645cm" svg:x2="3.109cm" svg:y2="1.645cm">
            <text:p/>
          </draw:line>
          <draw:line draw:style-name="gr1" draw:text-style-name="P1" draw:layer="layout" svg:x1="1.075cm" svg:y1="1.41cm" svg:x2="2.875cm" svg:y2="1.41cm">
            <text:p/>
          </draw:line>
          <draw:line draw:style-name="gr1" draw:text-style-name="P1" draw:layer="layout" svg:x1="1.075cm" svg:y1="1.332cm" svg:x2="2.875cm" svg:y2="1.332cm">
            <text:p/>
          </draw:line>
          <draw:line draw:style-name="gr1" draw:text-style-name="P1" draw:layer="layout" svg:x1="0.918cm" svg:y1="1.254cm" svg:x2="3.031cm" svg:y2="1.254cm">
            <text:p/>
          </draw:line>
          <draw:line draw:style-name="gr1" draw:text-style-name="P1" draw:layer="layout" svg:x1="1.388cm" svg:y1="1.175cm" svg:x2="2.562cm" svg:y2="1.175cm">
            <text:p/>
          </draw:line>
          <draw:line draw:style-name="gr1" draw:text-style-name="P1" draw:layer="layout" svg:x1="1.388cm" svg:y1="1.097cm" svg:x2="2.562cm" svg:y2="1.097cm">
            <text:p/>
          </draw:line>
          <draw:line draw:style-name="gr1" draw:text-style-name="P1" draw:layer="layout" svg:x1="1.231cm" svg:y1="1.019cm" svg:x2="2.718cm" svg:y2="1.019cm">
            <text:p/>
          </draw:line>
          <draw:line draw:style-name="gr1" draw:text-style-name="P1" draw:layer="layout" svg:x1="1.623cm" svg:y1="0.941cm" svg:x2="2.327cm" svg:y2="0.941cm">
            <text:p/>
          </draw:line>
          <draw:line draw:style-name="gr1" draw:text-style-name="P1" draw:layer="layout" svg:x1="1.623cm" svg:y1="0.862cm" svg:x2="2.327cm" svg:y2="0.862cm">
            <text:p/>
          </draw:line>
          <draw:line draw:style-name="gr1" draw:text-style-name="P1" draw:layer="layout" svg:x1="1.466cm" svg:y1="0.784cm" svg:x2="2.483cm" svg:y2="0.784cm">
            <text:p/>
          </draw:line>
          <draw:line draw:style-name="gr1" draw:text-style-name="P1" draw:layer="layout" svg:x1="1.779cm" svg:y1="0.706cm" svg:x2="2.17cm" svg:y2="0.706cm">
            <text:p/>
          </draw:line>
          <draw:line draw:style-name="gr1" draw:text-style-name="P1" draw:layer="layout" svg:x1="1.779cm" svg:y1="0.628cm" svg:x2="2.17cm" svg:y2="0.628cm">
            <text:p/>
          </draw:line>
          <draw:line draw:style-name="gr1" draw:text-style-name="P1" draw:layer="layout" svg:x1="1.623cm" svg:y1="0.549cm" svg:x2="2.327cm" svg:y2="0.549cm">
            <text:p/>
          </draw:line>
          <draw:line draw:style-name="gr1" draw:text-style-name="P1" draw:layer="layout" svg:x1="4.703cm" svg:y1="1.485cm" svg:x2="4.86cm" svg:y2="1.563cm">
            <text:p/>
          </draw:line>
          <draw:line draw:style-name="gr1" draw:text-style-name="P1" draw:layer="layout" svg:x1="4.86cm" svg:y1="1.641cm" svg:x2="4.86cm" svg:y2="1.563cm">
            <text:p/>
          </draw:line>
          <draw:line draw:style-name="gr1" draw:text-style-name="P1" draw:layer="layout" svg:x1="4.703cm" svg:y1="1.72cm" svg:x2="4.86cm" svg:y2="1.642cm">
            <text:p/>
          </draw:line>
          <draw:line draw:style-name="gr1" draw:text-style-name="P1" draw:layer="layout" svg:x1="4.547cm" svg:y1="1.25cm" svg:x2="4.704cm" svg:y2="1.328cm">
            <text:p/>
          </draw:line>
          <draw:line draw:style-name="gr1" draw:text-style-name="P1" draw:layer="layout" svg:x1="4.703cm" svg:y1="1.407cm" svg:x2="4.703cm" svg:y2="1.329cm">
            <text:p/>
          </draw:line>
          <draw:line draw:style-name="gr1" draw:text-style-name="P1" draw:layer="layout" svg:x1="4.547cm" svg:y1="1.485cm" svg:x2="4.704cm" svg:y2="1.407cm">
            <text:p/>
          </draw:line>
          <draw:line draw:style-name="gr1" draw:text-style-name="P1" draw:layer="layout" svg:x1="4.312cm" svg:y1="1.016cm" svg:x2="4.469cm" svg:y2="1.094cm">
            <text:p/>
          </draw:line>
          <draw:line draw:style-name="gr1" draw:text-style-name="P1" draw:layer="layout" svg:x1="4.469cm" svg:y1="1.172cm" svg:x2="4.469cm" svg:y2="1.094cm">
            <text:p/>
          </draw:line>
          <draw:line draw:style-name="gr1" draw:text-style-name="P1" draw:layer="layout" svg:x1="4.312cm" svg:y1="1.25cm" svg:x2="4.469cm" svg:y2="1.172cm">
            <text:p/>
          </draw:line>
          <draw:line draw:style-name="gr1" draw:text-style-name="P1" draw:layer="layout" svg:x1="3.999cm" svg:y1="0.781cm" svg:x2="4.156cm" svg:y2="0.859cm">
            <text:p/>
          </draw:line>
          <draw:line draw:style-name="gr1" draw:text-style-name="P1" draw:layer="layout" svg:x1="4.156cm" svg:y1="0.937cm" svg:x2="4.156cm" svg:y2="0.859cm">
            <text:p/>
          </draw:line>
          <draw:line draw:style-name="gr1" draw:text-style-name="P1" draw:layer="layout" svg:x1="3.999cm" svg:y1="1.016cm" svg:x2="4.156cm" svg:y2="0.938cm">
            <text:p/>
          </draw:line>
          <draw:line draw:style-name="gr1" draw:text-style-name="P1" draw:layer="layout" svg:x1="3.764cm" svg:y1="0.546cm" svg:x2="3.921cm" svg:y2="0.624cm">
            <text:p/>
          </draw:line>
          <draw:line draw:style-name="gr1" draw:text-style-name="P1" draw:layer="layout" svg:x1="3.921cm" svg:y1="0.702cm" svg:x2="3.921cm" svg:y2="0.624cm">
            <text:p/>
          </draw:line>
          <draw:line draw:style-name="gr1" draw:text-style-name="P1" draw:layer="layout" svg:x1="3.764cm" svg:y1="0.781cm" svg:x2="3.921cm" svg:y2="0.703cm">
            <text:p/>
          </draw:line>
          <draw:line draw:style-name="gr1" draw:text-style-name="P1" draw:layer="layout" svg:x1="5.415cm" svg:y1="1.488cm" svg:x2="5.258cm" svg:y2="1.566cm">
            <text:p/>
          </draw:line>
          <draw:line draw:style-name="gr1" draw:text-style-name="P1" draw:layer="layout" svg:x1="5.258cm" svg:y1="1.645cm" svg:x2="5.258cm" svg:y2="1.567cm">
            <text:p/>
          </draw:line>
          <draw:line draw:style-name="gr1" draw:text-style-name="P1" draw:layer="layout" svg:x1="5.415cm" svg:y1="1.723cm" svg:x2="5.258cm" svg:y2="1.645cm">
            <text:p/>
          </draw:line>
          <draw:line draw:style-name="gr1" draw:text-style-name="P1" draw:layer="layout" svg:x1="5.572cm" svg:y1="1.488cm" svg:x2="5.415cm" svg:y2="1.41cm">
            <text:p/>
          </draw:line>
          <draw:line draw:style-name="gr1" draw:text-style-name="P1" draw:layer="layout" svg:x1="5.415cm" svg:y1="1.41cm" svg:x2="5.415cm" svg:y2="1.332cm">
            <text:p/>
          </draw:line>
          <draw:line draw:style-name="gr1" draw:text-style-name="P1" draw:layer="layout" svg:x1="5.415cm" svg:y1="1.332cm" svg:x2="5.572cm" svg:y2="1.254cm">
            <text:p/>
          </draw:line>
          <draw:line draw:style-name="gr1" draw:text-style-name="P1" draw:layer="layout" svg:x1="5.806cm" svg:y1="1.019cm" svg:x2="5.649cm" svg:y2="1.097cm">
            <text:p/>
          </draw:line>
          <draw:line draw:style-name="gr1" draw:text-style-name="P1" draw:layer="layout" svg:x1="5.649cm" svg:y1="1.175cm" svg:x2="5.649cm" svg:y2="1.097cm">
            <text:p/>
          </draw:line>
          <draw:line draw:style-name="gr1" draw:text-style-name="P1" draw:layer="layout" svg:x1="5.806cm" svg:y1="1.253cm" svg:x2="5.649cm" svg:y2="1.175cm">
            <text:p/>
          </draw:line>
          <draw:line draw:style-name="gr1" draw:text-style-name="P1" draw:layer="layout" svg:x1="6.119cm" svg:y1="0.784cm" svg:x2="5.962cm" svg:y2="0.862cm">
            <text:p/>
          </draw:line>
          <draw:line draw:style-name="gr1" draw:text-style-name="P1" draw:layer="layout" svg:x1="5.962cm" svg:y1="0.941cm" svg:x2="5.962cm" svg:y2="0.863cm">
            <text:p/>
          </draw:line>
          <draw:line draw:style-name="gr1" draw:text-style-name="P1" draw:layer="layout" svg:x1="6.119cm" svg:y1="1.019cm" svg:x2="5.962cm" svg:y2="0.941cm">
            <text:p/>
          </draw:line>
          <draw:line draw:style-name="gr1" draw:text-style-name="P1" draw:layer="layout" svg:x1="6.347cm" svg:y1="0.546cm" svg:x2="6.19cm" svg:y2="0.624cm">
            <text:p/>
          </draw:line>
          <draw:line draw:style-name="gr1" draw:text-style-name="P1" draw:layer="layout" svg:x1="6.19cm" svg:y1="0.702cm" svg:x2="6.19cm" svg:y2="0.624cm">
            <text:p/>
          </draw:line>
          <draw:line draw:style-name="gr1" draw:text-style-name="P1" draw:layer="layout" svg:x1="6.347cm" svg:y1="0.781cm" svg:x2="6.19cm" svg:y2="0.703cm">
            <text:p/>
          </draw:line>
          <draw:line draw:style-name="gr1" draw:text-style-name="P1" draw:layer="layout" svg:x1="3.764cm" svg:y1="0.546cm" svg:x2="6.347cm" svg:y2="0.546cm">
            <text:p/>
          </draw:line>
          <draw:line draw:style-name="gr1" draw:text-style-name="P1" draw:layer="layout" svg:x1="3.764cm" svg:y1="0.781cm" svg:x2="6.347cm" svg:y2="0.781cm">
            <text:p/>
          </draw:line>
          <draw:line draw:style-name="gr1" draw:text-style-name="P1" draw:layer="layout" svg:x1="3.921cm" svg:y1="0.703cm" svg:x2="6.19cm" svg:y2="0.703cm">
            <text:p/>
          </draw:line>
          <draw:line draw:style-name="gr1" draw:text-style-name="P1" draw:layer="layout" svg:x1="3.921cm" svg:y1="0.624cm" svg:x2="6.19cm" svg:y2="0.624cm">
            <text:p/>
          </draw:line>
          <draw:line draw:style-name="gr1" draw:text-style-name="P1" draw:layer="layout" svg:x1="4.156cm" svg:y1="0.859cm" svg:x2="5.956cm" svg:y2="0.859cm">
            <text:p/>
          </draw:line>
          <draw:line draw:style-name="gr1" draw:text-style-name="P1" draw:layer="layout" svg:x1="4.156cm" svg:y1="0.938cm" svg:x2="5.956cm" svg:y2="0.938cm">
            <text:p/>
          </draw:line>
          <draw:line draw:style-name="gr1" draw:text-style-name="P1" draw:layer="layout" svg:x1="3.999cm" svg:y1="1.016cm" svg:x2="6.112cm" svg:y2="1.016cm">
            <text:p/>
          </draw:line>
          <draw:line draw:style-name="gr1" draw:text-style-name="P1" draw:layer="layout" svg:x1="4.469cm" svg:y1="1.094cm" svg:x2="5.643cm" svg:y2="1.094cm">
            <text:p/>
          </draw:line>
          <draw:line draw:style-name="gr1" draw:text-style-name="P1" draw:layer="layout" svg:x1="4.469cm" svg:y1="1.172cm" svg:x2="5.643cm" svg:y2="1.172cm">
            <text:p/>
          </draw:line>
          <draw:line draw:style-name="gr1" draw:text-style-name="P1" draw:layer="layout" svg:x1="4.312cm" svg:y1="1.25cm" svg:x2="5.799cm" svg:y2="1.25cm">
            <text:p/>
          </draw:line>
          <draw:line draw:style-name="gr1" draw:text-style-name="P1" draw:layer="layout" svg:x1="4.703cm" svg:y1="1.329cm" svg:x2="5.407cm" svg:y2="1.329cm">
            <text:p/>
          </draw:line>
          <draw:line draw:style-name="gr1" draw:text-style-name="P1" draw:layer="layout" svg:x1="4.703cm" svg:y1="1.407cm" svg:x2="5.407cm" svg:y2="1.407cm">
            <text:p/>
          </draw:line>
          <draw:line draw:style-name="gr1" draw:text-style-name="P1" draw:layer="layout" svg:x1="4.547cm" svg:y1="1.485cm" svg:x2="5.564cm" svg:y2="1.485cm">
            <text:p/>
          </draw:line>
          <draw:line draw:style-name="gr1" draw:text-style-name="P1" draw:layer="layout" svg:x1="4.86cm" svg:y1="1.563cm" svg:x2="5.251cm" svg:y2="1.563cm">
            <text:p/>
          </draw:line>
          <draw:line draw:style-name="gr1" draw:text-style-name="P1" draw:layer="layout" svg:x1="4.86cm" svg:y1="1.642cm" svg:x2="5.251cm" svg:y2="1.642cm">
            <text:p/>
          </draw:line>
          <draw:line draw:style-name="gr1" draw:text-style-name="P1" draw:layer="layout" svg:x1="4.703cm" svg:y1="1.72cm" svg:x2="5.407cm" svg:y2="1.72cm">
            <text:p/>
          </draw:line>
        </draw:g>
        <draw:custom-shape draw:style-name="gr2" draw:text-style-name="P1" draw:layer="layout" svg:width="4.727cm" svg:height="0.229cm" svg:x="0.685cm" svg:y="1.4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55cm" svg:height="1.534cm" svg:x="0.574cm" svg:y="0.3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43cm" svg:height="0.65cm" svg:x="0.926cm" svg:y="2.15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858cm" fo:page-height="2.9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l Cunningham</meta:initial-creator>
    <meta:creation-date>2011-06-06T07:23:00</meta:creation-date>
    <dc:date>2011-06-08T06:37:10</dc:date>
    <dc:creator>Karl Cunningham</dc:creator>
    <meta:editing-duration>PT18H08M55S</meta:editing-duration>
    <meta:editing-cycles>14</meta:editing-cycles>
    <meta:generator>OpenOffice.org/3.2$Linux OpenOffice.org_project/320m19$Build-9505</meta:generator>
    <meta:document-statistic meta:object-count="96"/>
  </office:meta>
</office:document-meta>
</file>